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1667in" style:rel-column-width="11425*"/>
    </style:style>
    <style:style style:name="Table1.B" style:family="table-column">
      <style:table-column-properties style:column-width="5.5257in" style:rel-column-width="5411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style="normal" style:font-style-asian="normal" style:font-style-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9" style:family="paragraph" style:parent-style-name="Text_20_body">
      <style:text-properties fo:font-weight="bold" style:font-size-asian="12pt" style:font-style-asian="normal" style:font-weight-asian="bold" style:font-size-complex="12pt" style:font-style-complex="normal" style:font-weight-complex="bold"/>
    </style:style>
    <style:style style:name="P10" style:family="paragraph" style:parent-style-name="Text_20_body">
      <style:text-properties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color="#000000" style:font-name-asian="Monospace" style:font-name-complex="Monospace"/>
    </style:style>
    <style:style style:name="P12" style:family="paragraph" style:parent-style-name="Text_20_body">
      <style:paragraph-properties fo:margin-left="0.4925in" fo:margin-right="0in" fo:text-indent="0in" style:auto-text-indent="false"/>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2" style:list-style-name="L1"/>
    <style:style style:name="P17" style:family="paragraph" style:parent-style-name="Heading_20_2" style:list-style-name="L1">
      <style:paragraph-properties fo:margin-left="0.4925in" fo:margin-right="0in" fo:text-indent="0in" style:auto-text-indent="false"/>
    </style:style>
    <style:style style:name="P18" style:family="paragraph" style:parent-style-name="Heading_20_1" style:list-style-name="L1"/>
    <style:style style:name="P19" style:family="paragraph" style:parent-style-name="Heading_20_1" style:list-style-name="L1">
      <style:paragraph-properties fo:break-before="page"/>
    </style:style>
    <style:style style:name="P20" style:family="paragraph" style:parent-style-name="Heading_20_3" style:list-style-name="L1"/>
    <style:style style:name="P21" style:family="paragraph" style:parent-style-name="Heading_20_3" style:list-style-name="L1">
      <style:text-properties fo:font-style="normal" style:font-style-asian="normal" style:font-style-complex="normal"/>
    </style:style>
    <style:style style:name="P22" style:family="paragraph" style:parent-style-name="Text_20_body" style:list-style-name="L2">
      <style:paragraph-properties fo:margin-left="0.4925in" fo:margin-right="0in" fo:text-indent="0in" style:auto-text-indent="false"/>
    </style:style>
    <style:style style:name="P23" style:family="paragraph" style:parent-style-name="Text_20_body" style:list-style-name="L3">
      <style:paragraph-properties fo:margin-left="0.4925in" fo:margin-right="0in" fo:text-indent="0in" style:auto-text-indent="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RO.MA.SI</text:p>
      <text:p text:style-name="P1"/>
      <text:p text:style-name="P2">Core Language Specification</text:p>
      <text:p text:style-name="P1"/>
      <text:p text:style-name="P1"/>
      <text:p text:style-name="P8"/>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Purpose<text:tab/>3</text:p>
          <text:p text:style-name="P14">2.Glossary<text:tab/>3</text:p>
          <text:p text:style-name="P14">3.PRO.MA.SI System Dynamics(PSD)<text:tab/>3</text:p>
          <text:p text:style-name="P13"><text:s/>3.1 Equations<text:tab/>3</text:p>
          <text:p text:style-name="P15"><text:s/>3.1.1 Constant Equation<text:tab/>3</text:p>
          <text:p text:style-name="P15"><text:s/>3.1.2 Calculated equation<text:tab/>3</text:p>
          <text:p text:style-name="P15"><text:s/>3.1.3 Lookup equation<text:tab/>4</text:p>
          <text:p text:style-name="P15"><text:s/>3.1.4 External equation<text:tab/>4</text:p>
          <text:p text:style-name="P13"><text:s/>3.2 SDObject types<text:tab/>4</text:p>
          <text:p text:style-name="P15"><text:s/>3.2.1 Variable and flow type<text:tab/>4</text:p>
          <text:p text:style-name="P15"><text:s/>3.2.2 Stock type<text:tab/>4</text:p>
          <text:p text:style-name="P15"><text:s/>3.2.3 System type<text:tab/>5</text:p>
          <text:p text:style-name="P15"><text:s/>3.2.4 Output type<text:tab/>5</text:p>
          <text:p text:style-name="P13"><text:s/>3.3 Events<text:tab/>5</text:p>
        </text:index-body>
      </text:table-of-content>
      <text:p text:style-name="P1"/>
      <text:list text:style-name="L1">
        <text:list-item>
          <text:h text:style-name="P19" text:outline-level="1">Purpose</text:h>
        </text:list-item>
      </text:list>
      <text:p text:style-name="Text_20_body"><text:tab/>The purpose of this document is to describe to language of the core layer . This language is used to describe a system dynamic model modified to meet PRO.MA.SI needs(PSD model). This document doesn't describe specific implementation of needed components for the PRO.MA.SI.</text:p>
      <text:list text:style-name="L1" text:continue-numbering="true">
        <text:list-item>
          <text:h text:style-name="P18" text:outline-level="1">Glossary</text:h>
        </text:list-item>
      </text:list>
      <table:table table:name="Table1" table:style-name="Table1">
        <table:table-column table:style-name="Table1.A"/>
        <table:table-column table:style-name="Table1.B"/>
        <table:table-row>
          <table:table-cell table:style-name="Table1.A1" office:value-type="string">
            <text:p text:style-name="P9">JEP</text:p>
          </table:table-cell>
          <table:table-cell table:style-name="Table1.B1" office:value-type="string">
            <text:p text:style-name="P9"><text:span text:style-name="T1">The library that is used to calculate mathematical equations see (</text:span><text:a xlink:type="simple" xlink:href="http://www.singularsys.com/jep/doc/html/index.html"><text:span text:style-name="T1">JEP Documentation</text:span></text:a><text:span text:style-name="T1">).</text:span></text:p>
          </table:table-cell>
        </table:table-row>
        <table:table-row>
          <table:table-cell table:style-name="Table1.A2" office:value-type="string">
            <text:p text:style-name="P9">SDSystem</text:p>
          </table:table-cell>
          <table:table-cell table:style-name="Table1.B2" office:value-type="string">
            <text:p text:style-name="P10">A System dynamic model.</text:p>
          </table:table-cell>
        </table:table-row>
      </table:table>
      <text:list text:style-name="L1" text:continue-numbering="true">
        <text:list-item>
          <text:h text:style-name="P18" text:outline-level="1">PRO.MA.SI System Dynamics(PSD)</text:h>
        </text:list-item>
      </text:list>
      <text:p text:style-name="Text_20_body"><text:tab/>In PSD there are 5 types of variables(SdObjects), each SdObject has an equation which is used to calculate the value of the variable and a key which is used to identify the variable. </text:p>
      <text:list text:style-name="L1" text:continue-numbering="true">
        <text:list-item>
          <text:list text:continue-numbering="true">
            <text:list-item>
              <text:h text:style-name="P17" text:outline-level="2">Equations</text:h>
            </text:list-item>
          </text:list>
        </text:list-item>
      </text:list>
      <text:p text:style-name="P12">There are 4 types of equations an SdObject can have.</text:p>
      <text:list text:style-name="L2">
        <text:list-item>
          <text:p text:style-name="P22">Constant equation</text:p>
        </text:list-item>
        <text:list-item>
          <text:p text:style-name="P22">Calculated equation</text:p>
        </text:list-item>
        <text:list-item>
          <text:p text:style-name="P22">Lookup equation</text:p>
        </text:list-item>
        <text:list-item>
          <text:p text:style-name="P22">External equation</text:p>
        </text:list-item>
      </text:list>
      <text:p text:style-name="P12"/>
      <text:list text:style-name="L1" text:continue-numbering="true">
        <text:list-item>
          <text:list text:continue-numbering="true">
            <text:list-item>
              <text:list text:continue-numbering="true">
                <text:list-item>
                  <text:h text:style-name="P20" text:outline-level="3">Constant Equation</text:h>
                </text:list-item>
              </text:list>
            </text:list-item>
          </text:list>
        </text:list-item>
      </text:list>
      <text:p text:style-name="Text_20_body"><text:tab/>The constant equation is the most simple equation. As the name implies the constant equation always returns a specified number. </text:p>
      <text:p text:style-name="Text_20_body"/>
      <text:list text:style-name="L1" text:continue-numbering="true">
        <text:list-item>
          <text:list text:continue-numbering="true">
            <text:list-item>
              <text:list text:continue-numbering="true">
                <text:list-item>
                  <text:h text:style-name="P20" text:outline-level="3">Calculated equation</text:h>
                </text:list-item>
              </text:list>
            </text:list-item>
          </text:list>
        </text:list-item>
      </text:list>
      <text:p text:style-name="Text_20_body"><text:tab/>The calculated equation takes a JEP equation see(<text:a xlink:type="simple" xlink:href="http://www.singularsys.com/jep/doc/html/index.html">JEP Documentation</text:a> ). It can accept as a value for example (5+5/var1) – var2 where var1 and var2 are the key of the variables defined in the system. <text:s/></text:p>
      <text:p text:style-name="Text_20_body"/>
      <text:p text:style-name="P7"/>
      <text:list text:style-name="L1" text:continue-numbering="true">
        <text:list-item>
          <text:list text:continue-numbering="true">
            <text:list-item>
              <text:list text:continue-numbering="true">
                <text:list-item>
                  <text:h text:style-name="P20" text:outline-level="3">Lookup equation</text:h>
                </text:list-item>
              </text:list>
            </text:list-item>
          </text:list>
        </text:list-item>
      </text:list>
      <text:p text:style-name="Text_20_body"><draw:frame draw:style-name="fr1" draw:name="Object1" text:anchor-type="paragraph" svg:x="2.7244in" svg:y="0.4398in" svg:width="3.4311in" svg:height="1.8744in" draw:z-index="0"><draw:object xlink:href="./Object 1" xlink:type="simple" xlink:show="embed" xlink:actuate="onLoad"/><draw:image xlink:href="./ObjectReplacements/Object 1" xlink:type="simple" xlink:show="embed" xlink:actuate="onLoad"/></draw:frame><text:tab/>The lookup equation takes pairs of x and y points and a variable key(index variable) for example: x y points :(1,1)(2,2)(3,3)(4,4)(5,5) variable key var1. Given this information the lookup equation will create the following chart:</text:p>
      <text:p text:style-name="Text_20_body">When the lookup equation is calculated it will get the value of the index variable(x) <text:s/>and get the y value. So if the index variable has a value of 3 the result will be 3 and so on.</text:p>
      <text:p text:style-name="Text_20_body"/>
      <text:p text:style-name="Text_20_body"/>
      <text:list text:style-name="L1" text:continue-numbering="true">
        <text:list-item>
          <text:list text:continue-numbering="true">
            <text:list-item>
              <text:list text:continue-numbering="true">
                <text:list-item>
                  <text:h text:style-name="P20" text:outline-level="3">External equation</text:h>
                </text:list-item>
              </text:list>
            </text:list-item>
          </text:list>
        </text:list-item>
      </text:list>
      <text:p text:style-name="Text_20_body">The external equation gets its value from another component by sending the key of the sdObject that the external equation refers to.</text:p>
      <text:list text:style-name="L1" text:continue-numbering="true">
        <text:list-item>
          <text:list text:continue-numbering="true">
            <text:list-item>
              <text:h text:style-name="P17" text:outline-level="2">SDObject types</text:h>
            </text:list-item>
          </text:list>
        </text:list-item>
      </text:list>
      <text:p text:style-name="P12">There are 6 types of SdObjects.</text:p>
      <text:list text:style-name="L3">
        <text:list-item>
          <text:p text:style-name="P23">Variable</text:p>
        </text:list-item>
        <text:list-item>
          <text:p text:style-name="P23">Flow</text:p>
        </text:list-item>
        <text:list-item>
          <text:p text:style-name="P23">Stock</text:p>
        </text:list-item>
        <text:list-item>
          <text:p text:style-name="P23">System</text:p>
        </text:list-item>
        <text:list-item>
          <text:p text:style-name="P23">Output</text:p>
        </text:list-item>
      </text:list>
      <text:p text:style-name="P12"/>
      <text:list text:style-name="L1" text:continue-numbering="true">
        <text:list-item>
          <text:list text:continue-numbering="true">
            <text:list-item>
              <text:list text:continue-numbering="true">
                <text:list-item>
                  <text:h text:style-name="P20" text:outline-level="3">Variable and flow type</text:h>
                </text:list-item>
              </text:list>
            </text:list-item>
          </text:list>
        </text:list-item>
      </text:list>
      <text:p text:style-name="P5"><text:tab/>All variables contain a key and an equation. The variable and the flow type are the most simple variables they both have only the basic properties and they both have the same treatment from the core. Their main difference is only in the diagrams. In a diagram the variable is a simple variable while the flow represents the rate of change in a stock. </text:p>
      <text:p text:style-name="P5"/>
      <text:list text:style-name="L1" text:continue-numbering="true">
        <text:list-item>
          <text:list text:continue-numbering="true">
            <text:list-item>
              <text:list text:continue-numbering="true">
                <text:list-item>
                  <text:h text:style-name="P20" text:outline-level="3">Stock type</text:h>
                </text:list-item>
              </text:list>
            </text:list-item>
          </text:list>
        </text:list-item>
      </text:list>
      <text:p text:style-name="P5"><text:tab/>The Stock is the term for any entity that accumulates or depletes over time. It has an initial value. The stock is calculated in a different way than all other variables. To calculate a stock value the core calculates the next value by using the specified equation and adds it to the previous value.</text:p>
      <text:p text:style-name="P5"/>
      <text:p text:style-name="P5"/>
      <text:list text:style-name="L1" text:continue-numbering="true">
        <text:list-item>
          <text:list text:continue-numbering="true">
            <text:list-item>
              <text:list text:continue-numbering="true">
                <text:list-item>
                  <text:h text:style-name="P20" text:outline-level="3"><text:soft-page-break/>System type</text:h>
                </text:list-item>
              </text:list>
            </text:list-item>
          </text:list>
        </text:list-item>
      </text:list>
      <text:p text:style-name="P5"><text:tab/>The System variable takes no equation but has a predefined key by the core. A system variable returns information about the PSD currently only one system variable is available for use, the <text:span text:style-name="T2">time </text:span><text:span text:style-name="T3">variable which returns the current core step.</text:span></text:p>
      <text:list text:style-name="L1" text:continue-numbering="true">
        <text:list-item>
          <text:list text:continue-numbering="true">
            <text:list-item>
              <text:list text:continue-numbering="true">
                <text:list-item>
                  <text:h text:style-name="P21" text:outline-level="3">Output type</text:h>
                </text:list-item>
              </text:list>
            </text:list-item>
          </text:list>
        </text:list-item>
      </text:list>
      <text:p text:style-name="P6"><text:tab/>The output variable is used when the core needs to send an update to another component of the system. The output type sends a notification with the key and the value of the sdObject.</text:p>
      <text:p text:style-name="P11"/>
      <text:list text:style-name="L1" text:continue-numbering="true">
        <text:list-item>
          <text:list text:continue-numbering="true">
            <text:list-item>
              <text:h text:style-name="P16" text:outline-level="2">Events</text:h>
            </text:list-item>
          </text:list>
        </text:list-item>
      </text:list>
      <text:p text:style-name="Text_20_body"><text:tab/>Each sdObject can have many registered events. An event has a name and an equation, when the value an sdObject is calculated it also checks all the registered events, if the equation of an event returns &gt;=1(the result of the equation is rounded to 2 digits) then the event is raised and notifies another components of the system with the key of the sdObject that raised the event and the name of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paragraph-properties fo:margin-left="1.5in" fo:margin-right="0in" fo:text-indent="-0.2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75in" fo:margin-right="0in" fo:text-indent="-0.2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2in" fo:margin-right="0in" fo:text-indent="-0.25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2.25in" fo:margin-right="0in" fo:text-indent="-0.25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text:start-value="4">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8-10-07T22:24:43</meta:creation-date>
    <dc:creator>Edward Elric</dc:creator>
    <dc:date>2009-01-06T01:46:29</dc:date>
    <meta:editing-cycles>111</meta:editing-cycles>
    <meta:editing-duration>PT5H14M58S</meta:editing-duration>
    <meta:user-defined meta:name="Info 1"/>
    <meta:user-defined meta:name="Info 2"/>
    <meta:user-defined meta:name="Info 3"/>
    <meta:user-defined meta:name="Info 4"/>
    <meta:document-statistic meta:table-count="1" meta:image-count="0" meta:object-count="1" meta:page-count="5" meta:paragraph-count="58" meta:word-count="639" meta:character-count="36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cubic-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one"/>
      <style:graphic-properties svg:stroke-color="#ff420e" draw:fill-color="#ff420e"/>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8.715cm" svg:height="4.76cm" chart:class="chart:line" chart:style-name="ch1">
        <chart:legend chart:legend-position="end" svg:x="7.813cm" svg:y="2.092cm" chart:style-name="ch2"/>
        <chart:plot-area chart:style-name="ch3" chart:data-source-has-labels="both" svg:x="0.174cm" svg:y="0.092cm" svg:width="7.458cm" svg:height="4.467cm">
          <chart:axis chart:dimension="x" chart:name="primary-x" chart:style-name="ch4">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